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220" officeooo:paragraph-rsid="000c9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Saúde</text:p>
      <text:p text:style-name="P1">Versão 1.0</text:p>
      <text:p text:style-name="P1">Projetista Leandro Guedes</text:p>
      <text:p text:style-name="P1">Lider de Projeto João Augusto de Moura</text:p>
      <text:p text:style-name="P1">Analista Membro Arthur</text:p>
      <text:p text:style-name="P1"/>
      <text:p text:style-name="P1">Objetivos:</text:p>
      <text:p text:style-name="P1">Gerar uma solução de gerenciamento do histórico de saúde pessoal. Auxiliando as pessoas a terem acesso rápido e de qualquer dispositivo de seu relatório médico, que os médicos possam consultar o histórico de seus pacien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(Home)</meta:initial-creator>
    <meta:creation-date>2015-06-14T10:14:38.453975034</meta:creation-date>
    <dc:date>2015-06-14T10:21:58.297324175</dc:date>
    <dc:creator>João (Home)</dc:creator>
    <meta:editing-duration>P0D</meta:editing-duration>
    <meta:editing-cycles>1</meta:editing-cycles>
    <meta:document-statistic meta:table-count="0" meta:image-count="0" meta:object-count="0" meta:page-count="1" meta:paragraph-count="7" meta:word-count="53" meta:character-count="342" meta:non-whitespace-character-count="295"/>
    <meta:generator>LibreOffice/4.2.8.2$Linux_X86_64 LibreOffice_project/420m0$Build-2</meta:generator>
  </office:meta>
</office:document-meta>
</file>